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5A0DED4787DE4DAB.png" manifest:media-type="image/png"/>
  <manifest:file-entry manifest:full-path="Pictures/10018C82000052220000741EA591FDB6DD45355D.svg" manifest:media-type="image/svg+xml"/>
  <manifest:file-entry manifest:full-path="Pictures/1003A652000052220000741E3FD7B1DA2CEA7869.svg" manifest:media-type="image/svg+xml"/>
  <manifest:file-entry manifest:full-path="Pictures/100002010000025300000349B82D5CDA90C9E133.png" manifest:media-type="image/png"/>
  <manifest:file-entry manifest:full-path="Pictures/1000020100000253000003494F701786DA3C585D.png" manifest:media-type="image/png"/>
  <manifest:file-entry manifest:full-path="Pictures/1003E020000052220000741EFC0A7C814698E0BA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9.692cm" draw:z-index="0"><draw:image xlink:href="Pictures/1003A652000052220000741E3FD7B1DA2CEA7869.svg" xlink:type="simple" xlink:show="embed" xlink:actuate="onLoad"/><draw:image xlink:href="Pictures/1000020100000253000003494F701786DA3C585D.png" xlink:type="simple" xlink:show="embed" xlink:actuate="onLoad"/></draw:frame></text:p>
      <text:p text:style-name="Standard"><draw:frame draw:style-name="fr1" draw:name="Image2" text:anchor-type="paragraph" svg:width="21.001cm" svg:height="29.692cm" draw:z-index="1"><draw:image xlink:href="Pictures/1003E020000052220000741EFC0A7C814698E0BA.svg" xlink:type="simple" xlink:show="embed" xlink:actuate="onLoad"/><draw:image xlink:href="Pictures/100002010000025300000349B82D5CDA90C9E133.png" xlink:type="simple" xlink:show="embed" xlink:actuate="onLoad"/></draw:frame><text:soft-page-break/></text:p>
      <text:p text:style-name="Standard"><draw:frame draw:style-name="fr1" draw:name="Image3" text:anchor-type="paragraph" svg:width="21.001cm" svg:height="29.692cm" draw:z-index="2"><draw:image xlink:href="Pictures/10018C82000052220000741EA591FDB6DD45355D.svg" xlink:type="simple" xlink:show="embed" xlink:actuate="onLoad"/><draw:image xlink:href="Pictures/1000020100000253000003495A0DED4787DE4DA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43:12.693139096</meta:creation-date>
    <dc:date>2017-09-11T14:45:21.355082177</dc:date>
    <meta:editing-duration>PT2M10S</meta:editing-duration>
    <meta:editing-cycles>2</meta:editing-cycles>
    <meta:generator>LibreOffice/5.3.1.2$Linux_X86_64 LibreOffice_project/3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